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2ae4" officeooo:paragraph-rsid="004b8ea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d01c" officeooo:paragraph-rsid="0024d01c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023be" officeooo:paragraph-rsid="004b8ea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cc3ad" officeooo:paragraph-rsid="004cc3a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4b8ea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fddd4" officeooo:paragraph-rsid="0019eb2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c0208"/>
    </style:style>
    <style:style style:name="P9" style:family="paragraph" style:parent-style-name="Standard">
      <style:paragraph-properties fo:text-align="start" style:justify-single-word="false"/>
      <style:text-properties officeooo:paragraph-rsid="004b8ea8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2bf1a0" officeooo:paragraph-rsid="004b8ea8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42b92f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24d01c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51748f"/>
    </style:style>
    <style:style style:name="P14" style:family="paragraph" style:parent-style-name="Standard" style:list-style-name="L4">
      <style:paragraph-properties fo:text-align="start" style:justify-single-word="false"/>
      <style:text-properties officeooo:paragraph-rsid="004b8ea8"/>
    </style:style>
    <style:style style:name="P15" style:family="paragraph" style:parent-style-name="Standard" style:list-style-name="L6">
      <style:paragraph-properties fo:text-align="start" style:justify-single-word="false"/>
      <style:text-properties officeooo:paragraph-rsid="004b8ea8"/>
    </style:style>
    <style:style style:name="P16" style:family="paragraph" style:parent-style-name="Standard" style:list-style-name="L7">
      <style:paragraph-properties fo:text-align="start" style:justify-single-word="false"/>
      <style:text-properties officeooo:paragraph-rsid="004b8ea8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4b4b2f" officeooo:paragraph-rsid="004b4b2f"/>
    </style:style>
    <style:style style:name="P18" style:family="paragraph" style:parent-style-name="Standard" style:list-style-name="L9">
      <style:paragraph-properties fo:text-align="start" style:justify-single-word="false"/>
      <style:text-properties officeooo:rsid="004b4b2f" officeooo:paragraph-rsid="004b8ea8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b4b2f" officeooo:paragraph-rsid="004b4b2f" style:font-size-asian="12pt" style:font-weight-asian="normal" style:font-size-complex="12pt" style:font-weight-complex="normal"/>
    </style:style>
    <style:style style:name="P20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4b4b2f" officeooo:paragraph-rsid="004b8ea8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4f9a7" officeooo:paragraph-rsid="0054f9a7" style:font-size-asian="12pt" style:font-weight-asian="normal" style:font-size-complex="12pt" style:font-weight-complex="normal"/>
    </style:style>
    <style:style style:name="P22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4cc3ad" officeooo:paragraph-rsid="004cc3ad" style:font-size-asian="12pt" style:font-weight-asian="normal" style:font-size-complex="12pt" style:font-weight-complex="normal"/>
    </style:style>
    <style:style style:name="P23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2ccbad" officeooo:paragraph-rsid="004b8ea8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d718" officeooo:paragraph-rsid="004b8ea8" style:font-size-asian="12pt" style:font-weight-asian="normal" style:font-size-complex="12pt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d718" officeooo:paragraph-rsid="004b8ea8" style:font-size-asian="12pt" style:font-weight-asian="normal" style:font-size-complex="12pt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e8808" officeooo:paragraph-rsid="004b8ea8" style:font-size-asian="12pt" style:font-weight-asian="normal" style:font-size-complex="12pt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e8808" officeooo:paragraph-rsid="00580dc9" style:font-size-asian="12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e8808" officeooo:paragraph-rsid="004b8ea8" style:font-size-asian="12pt" style:font-weight-asian="normal" style:font-size-complex="12pt" style:font-weight-complex="normal"/>
    </style:style>
    <style:style style:name="P29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officeooo:paragraph-rsid="004b8ea8"/>
    </style:style>
    <style:style style:name="P30" style:family="paragraph" style:parent-style-name="Standard" style:list-style-name="L4">
      <style:paragraph-properties fo:text-align="start" style:justify-single-word="false"/>
      <style:text-properties officeooo:rsid="004e8808" officeooo:paragraph-rsid="004b8ea8"/>
    </style:style>
    <style:style style:name="P31" style:family="paragraph" style:parent-style-name="Standard" style:list-style-name="L5">
      <style:paragraph-properties fo:text-align="start" style:justify-single-word="false"/>
      <style:text-properties officeooo:rsid="004e8808" officeooo:paragraph-rsid="00580dc9"/>
    </style:style>
    <style:style style:name="P32" style:family="paragraph" style:parent-style-name="Standard" style:list-style-name="L6">
      <style:paragraph-properties fo:text-align="start" style:justify-single-word="false"/>
      <style:text-properties officeooo:rsid="004e8808" officeooo:paragraph-rsid="004b8ea8"/>
    </style:style>
    <style:style style:name="P33" style:family="paragraph" style:parent-style-name="Standard" style:list-style-name="L7">
      <style:paragraph-properties fo:text-align="start" style:justify-single-word="false"/>
      <style:text-properties officeooo:rsid="004e8808" officeooo:paragraph-rsid="004b8ea8"/>
    </style:style>
    <style:style style:name="P34" style:family="paragraph" style:parent-style-name="Standard" style:list-style-name="L5">
      <style:paragraph-properties fo:text-align="start" style:justify-single-word="false"/>
      <style:text-properties officeooo:rsid="004ce031" officeooo:paragraph-rsid="00580dc9"/>
    </style:style>
    <style:style style:name="P35" style:family="paragraph" style:parent-style-name="Standard" style:list-style-name="L5">
      <style:paragraph-properties fo:text-align="start" style:justify-single-word="false"/>
      <style:text-properties officeooo:rsid="005504d4" officeooo:paragraph-rsid="00580dc9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242ae4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24d01c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4e2be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b4b2f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fd718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175ba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51bdb3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580dc9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51748f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4d01c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4e2be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458b01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55015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ee205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9207d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fd718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e8eaf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b4b2f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5175ba" style:font-size-asian="12pt" style:font-weight-asian="bold" style:font-size-complex="12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42ae4" style:font-weight-asian="bold" style:font-weight-complex="bold"/>
    </style:style>
    <style:style style:name="T25" style:family="text">
      <style:text-properties fo:font-weight="bold" officeooo:rsid="0051f956" style:font-weight-asian="bold" style:font-weight-complex="bold"/>
    </style:style>
    <style:style style:name="T26" style:family="text">
      <style:text-properties fo:font-weight="bold" officeooo:rsid="005175ba" style:font-weight-asian="bold" style:font-weight-complex="bold"/>
    </style:style>
    <style:style style:name="T27" style:family="text">
      <style:text-properties officeooo:rsid="00242ae4"/>
    </style:style>
    <style:style style:name="T28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3ee205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2bf1a0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4023be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49b675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4ce031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4fd718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4e8808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DejaVu Sans Condensed" fo:font-size="12pt" fo:font-weight="normal" officeooo:rsid="002bf1a0" style:font-size-asian="12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style:font-name="DejaVu Sans Condensed" fo:font-size="12pt" fo:font-weight="normal" officeooo:rsid="004ce031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DejaVu Sans Condensed" fo:font-size="12pt" fo:font-weight="normal" officeooo:rsid="004e8808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DejaVu Sans Condensed" fo:font-size="12pt" fo:font-weight="normal" officeooo:rsid="004fd718" style:font-size-asian="12pt" style:font-weight-asian="normal" style:font-size-complex="12pt" style:font-weight-complex="normal"/>
    </style:style>
    <style:style style:name="T41" style:family="text">
      <style:text-properties officeooo:rsid="004fd718"/>
    </style:style>
    <style:style style:name="T42" style:family="text">
      <style:text-properties officeooo:rsid="005175ba"/>
    </style:style>
    <style:style style:name="T43" style:family="text">
      <style:text-properties officeooo:rsid="004fbb38"/>
    </style:style>
    <style:style style:name="T44" style:family="text">
      <style:text-properties officeooo:rsid="0050be6e"/>
    </style:style>
    <style:style style:name="T45" style:family="text">
      <style:text-properties officeooo:rsid="005365d0"/>
    </style:style>
    <style:style style:name="T46" style:family="text">
      <style:text-properties officeooo:rsid="00580dc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5">3</text:span><text:span text:style-name="T18">0</text:span><text:span text:style-name="T15">2</text:span><text:span text:style-name="T14"> - </text:span><text:span text:style-name="T16">Flight - </text:span><text:span text:style-name="T14">Takeoff, </text:span><text:span text:style-name="T17">Basic </text:span><text:span text:style-name="T14">Navigation</text:span><text:span text:style-name="T20">, Jettison</text:span><text:span text:style-name="T14">, Landing</text:span></text:p>
      <text:p text:style-name="P1"/>
      <text:p text:style-name="P3">Takeoff</text:p>
      <text:list xml:id="list1117113812" text:style-name="L1">
        <text:list-item>
          <text:p text:style-name="P11"><text:span text:style-name="T13">Trim</text:span><text:span text:style-name="T4"> ... </text:span><text:span text:style-name="T5">Set to </text:span><text:span text:style-name="T21">Takeoff Trim</text:span><text:span text:style-name="T5"> with button outboard of throttle</text:span></text:p>
        </text:list-item>
        <text:list-item>
          <text:p text:style-name="P12"><text:span text:style-name="T12">Flaps</text:span><text:span text:style-name="T3"> ... </text:span><text:span text:style-name="T21">MVR position</text:span><text:span text:style-name="T5"> (</text:span><text:span text:style-name="T3">middle switch position)</text:span></text:p>
        </text:list-item>
        <text:list-item>
          <text:p text:style-name="P17"><text:span text:style-name="T3">S</text:span><text:span text:style-name="T1">peedbrakes ... Retracted</text:span></text:p>
        </text:list-item>
        <text:list-item>
          <text:p text:style-name="P13"><text:span text:style-name="T10">Brakes will hold </text:span><text:span text:style-name="T9">100%</text:span><text:span text:style-name="T10"> throttle</text:span><text:span text:style-name="T9">.</text:span></text:p>
        </text:list-item>
        <text:list-item>
          <text:p text:style-name="P19">Begin takeoff run<text:span text:style-name="T46">.</text:span></text:p>
        </text:list-item>
        <text:list-item>
          <text:p text:style-name="P19">Disengage NWS at <text:span text:style-name="T23">70 kts</text:span><text:span text:style-name="T45"> (Flip-down Trigger press)</text:span><text:span text:style-name="T46">.</text:span></text:p>
        </text:list-item>
        <text:list-item>
          <text:p text:style-name="P19">Rotate at <text:span text:style-name="T23">135 kts</text:span> to <text:span text:style-name="T23">10 deg AOA</text:span> and let it fly itself up off the runway.</text:p>
        </text:list-item>
      </text:list>
      <text:list xml:id="list3917926029" text:style-name="L2">
        <text:list-item>
          <text:list>
            <text:list-item>
              <text:p text:style-name="P21">Don't go over <text:span text:style-name="T23">13 deg</text:span> or risk tailstrike.</text:p>
            </text:list-item>
          </text:list>
        </text:list-item>
      </text:list>
      <text:list xml:id="list71812237300835" text:continue-list="list1117113812" text:style-name="L1">
        <text:list-item>
          <text:p text:style-name="P19">Gear and flaps up. <text:s/>(Flaps will retract automatically at 185 kts if they're not up already.)</text:p>
        </text:list-item>
      </text:list>
      <text:p text:style-name="P7"/>
      <text:p text:style-name="P9"><text:span text:style-name="T29">Basic </text:span><text:span text:style-name="T30">Navigation </text:span><text:span text:style-name="T31">(see </text:span><text:span text:style-name="T32">other</text:span><text:span text:style-name="T31"> page</text:span><text:span text:style-name="T32">s</text:span><text:span text:style-name="T31"> for adding</text:span><text:span text:style-name="T33">/editing</text:span><text:span text:style-name="T31"> </text:span><text:span text:style-name="T34">waypoints</text:span><text:span text:style-name="T31">)</text:span></text:p>
      <text:p text:style-name="P10">Waypoints<text:span text:style-name="T41">/Steerpoints</text:span></text:p>
      <text:list xml:id="list552170949" text:style-name="L3">
        <text:list-item>
          <text:p text:style-name="P24">In A-10 vocab, "steerpoint" is the currently selected "waypoint".</text:p>
        </text:list-item>
      </text:list>
      <text:list xml:id="list3305907269" text:style-name="L4">
        <text:list-item>
          <text:p text:style-name="P14"><text:span text:style-name="T37">Select </text:span><text:span text:style-name="T38">steerpoint with </text:span><text:span text:style-name="T33">STEER</text:span><text:span text:style-name="T38"> rocker switch on UFC (left side of UFC)</text:span><text:span text:style-name="T37">.</text:span></text:p>
        </text:list-item>
        <text:list-item>
          <text:p text:style-name="P30"><text:span text:style-name="T30">T</text:span><text:span text:style-name="T28">adpole</text:span><text:span text:style-name="T36"> on HUD shows direction to steerpoint.</text:span></text:p>
        </text:list-item>
        <text:list-item>
          <text:p text:style-name="P30"><text:span text:style-name="T37">H</text:span><text:span text:style-name="T36">UD shows more steerpoint information in lower right data stack:</text:span></text:p>
        </text:list-item>
      </text:list>
      <text:list xml:id="list354109011" text:style-name="L5">
        <text:list-item>
          <text:list>
            <text:list-item>
              <text:p text:style-name="P35"><text:span text:style-name="T39">1</text:span><text:span text:style-name="T36">st line shows radar altitude.</text:span></text:p>
            </text:list-item>
            <text:list-item>
              <text:p text:style-name="P34"><text:span text:style-name="T39">2nd line shows c</text:span><text:span text:style-name="T36">urrent steerpoint number</text:span><text:span text:style-name="T40"> </text:span><text:span text:style-name="T39">/</text:span><text:span text:style-name="T40"> </text:span><text:span text:style-name="T39">name</text:span><text:span text:style-name="T36">. <text:s/>Example: 2/BRIDGE is steerpoint 2, which is named "BRIDGE".</text:span></text:p>
            </text:list-item>
            <text:list-item>
              <text:p text:style-name="P27">3rd line shows distance.</text:p>
            </text:list-item>
            <text:list-item>
              <text:p text:style-name="P31"><text:span text:style-name="T36">4th line shows ETE</text:span><text:span text:style-name="T40"> </text:span><text:span text:style-name="T36">/</text:span><text:span text:style-name="T40"> </text:span><text:span text:style-name="T36">TOT</text:span><text:span text:style-name="T40"> deviation</text:span><text:span text:style-name="T36">.</text:span></text:p>
            </text:list-item>
            <text:list-item>
              <text:p text:style-name="P35"><text:span text:style-name="T36">5th line shows current time.</text:span></text:p>
            </text:list-item>
          </text:list>
        </text:list-item>
      </text:list>
      <text:list xml:id="list71812416838266" text:continue-list="list3305907269" text:style-name="L4">
        <text:list-item>
          <text:p text:style-name="P28">HSI compass (center instrument panel, under artificial horizon) can also show bearing and distance:</text:p>
        </text:list-item>
      </text:list>
      <text:list xml:id="list4067077411" text:style-name="L6">
        <text:list-item>
          <text:list>
            <text:list-item>
              <text:p text:style-name="P32"><text:span text:style-name="T36">On the outermost ring, </text:span><text:span text:style-name="T28">pointer 2</text:span><text:span text:style-name="T36"> always points to the </text:span><text:span text:style-name="T28">steerpoint</text:span><text:span text:style-name="T36">. <text:s/>(Pointer 1 points to TACAN, see below.)</text:span></text:p>
            </text:list-item>
            <text:list-item>
              <text:p text:style-name="P15"><text:span text:style-name="T39">Press </text:span><text:span text:style-name="T35">STR PT</text:span><text:span text:style-name="T39"> button below HSI to show bearing and distance</text:span><text:span text:style-name="T40"> to steerpoint</text:span><text:span text:style-name="T39"> in the top corner readouts.</text:span></text:p>
            </text:list-item>
          </text:list>
        </text:list-item>
      </text:list>
      <text:p text:style-name="P10">TACAN</text:p>
      <text:list xml:id="list1661755785" text:style-name="L7">
        <text:list-item>
          <text:p text:style-name="P25">TACAN panel is on right console <text:span text:style-name="T46">inboard </text:span>rear.</text:p>
        </text:list-item>
        <text:list-item>
          <text:p text:style-name="P29"><text:span text:style-name="T6">Use knobs to set channel and X/Y, turn </text:span><text:span text:style-name="T19">Mode</text:span><text:span text:style-name="T6"> dial to </text:span><text:span text:style-name="T19">T/R</text:span><text:span text:style-name="T6"> or </text:span><text:span text:style-name="T19">A/A</text:span><text:span text:style-name="T6"> as needed.</text:span></text:p>
        </text:list-item>
        <text:list-item>
          <text:p text:style-name="P33"><text:span text:style-name="T28">HSI compass</text:span><text:span text:style-name="T36"> (center instrument panel, under artificial horizon) can show bearing and distance:</text:span></text:p>
          <text:list>
            <text:list-item>
              <text:p text:style-name="P16"><text:span text:style-name="T39">On the outermost ring, </text:span><text:span text:style-name="T35">pointer </text:span><text:span text:style-name="T34">1</text:span><text:span text:style-name="T39"> always points to the </text:span><text:span text:style-name="T34">TACAN</text:span><text:span text:style-name="T40"> station</text:span><text:span text:style-name="T39">. <text:s/>(Pointer </text:span><text:span text:style-name="T40">2</text:span><text:span text:style-name="T39"> points to </text:span><text:span text:style-name="T40">the steerpoint</text:span><text:span text:style-name="T39">, see </text:span><text:span text:style-name="T40">above</text:span><text:span text:style-name="T39">.)</text:span></text:p>
            </text:list-item>
            <text:list-item>
              <text:p text:style-name="P16"><text:span text:style-name="T39">Press </text:span><text:span text:style-name="T34">TCN</text:span><text:span text:style-name="T39"> button below HSI to show bearing and distance </text:span><text:span text:style-name="T40">to TACAN </text:span><text:span text:style-name="T39">in the top corner readouts.</text:span></text:p>
            </text:list-item>
          </text:list>
        </text:list-item>
      </text:list>
      <text:p text:style-name="P6"/>
      <text:p text:style-name="P5">Jettison<text:span text:style-name="T43"> -- WIP needs verification</text:span></text:p>
      <text:list xml:id="list2812252195" text:style-name="L8">
        <text:list-item>
          <text:p text:style-name="P22">On <text:span text:style-name="T23">DSMS</text:span> page, press <text:span text:style-name="T23">SJET</text:span> OSB (T4).</text:p>
        </text:list-item>
        <text:list-item>
          <text:p text:style-name="P22">Press OSBs next to pylons to jettison.</text:p>
        </text:list-item>
        <text:list-item>
          <text:p text:style-name="P22">Select jettison mode with <text:span text:style-name="T23">T5 OSB</text:span>: <text:span text:style-name="T23">RACK</text:span>, <text:span text:style-name="T23">STR</text:span>, or <text:span text:style-name="T23">MSL</text:span>.</text:p>
          <text:list>
            <text:list-item>
              <text:p text:style-name="P22">RACK jettisons the entire pylon and weapon rack, STR jettisons the stores only, and MSL fires a missile (Maverick or Sidewinder??) without arming or guiding.</text:p>
            </text:list-item>
          </text:list>
        </text:list-item>
        <text:list-item>
          <text:p text:style-name="P22">Press <text:span text:style-name="T23">Red Button</text:span> to jettison. <text:s/>MASTER ARM must be ARM.</text:p>
        </text:list-item>
      </text:list>
      <text:p text:style-name="P6"/>
      <text:p text:style-name="P2">Landing<text:span text:style-name="T44"> -- WIP but should be basically accurate</text:span></text:p>
      <text:list xml:id="list314320844" text:style-name="L9">
        <text:list-item>
          <text:p text:style-name="P18"><text:span text:style-name="T2">S</text:span><text:span text:style-name="T1">peed brakes </text:span><text:span text:style-name="T7">at</text:span><text:span text:style-name="T1"> </text:span><text:span text:style-name="T11">40%</text:span><text:span text:style-name="T22"> out</text:span><text:span text:style-name="T7"> (no indicator, so guess).</text:span></text:p>
        </text:list-item>
        <text:list-item>
          <text:p text:style-name="P20">Gear down<text:span text:style-name="T42"> below </text:span><text:span text:style-name="T26">250 kts.</text:span></text:p>
        </text:list-item>
        <text:list-item>
          <text:p text:style-name="P20">Flaps full down<text:span text:style-name="T42"> below </text:span><text:span text:style-name="T26">185 kts.</text:span></text:p>
        </text:list-item>
        <text:list-item>
          <text:p text:style-name="P20"><text:span text:style-name="T23">500 fpm</text:span> descent rate<text:span text:style-name="T46">.</text:span></text:p>
        </text:list-item>
        <text:list-item>
          <text:p text:style-name="P20">No need to flare<text:span text:style-name="T46">.</text:span></text:p>
        </text:list-item>
        <text:list-item>
          <text:p text:style-name="P23">After stopping, retract <text:span text:style-name="T23">airbrake</text:span>, set flaps to <text:span text:style-name="T23">HALF</text:span>, and press<text:span text:style-name="T27"> </text:span><text:span text:style-name="T24">Trim Reset</text:span><text:span text:style-name="T27"> button (</text:span><text:span text:style-name="T24">Trim Hat </text:span><text:span text:style-name="T25">Press</text:span><text:span text:style-name="T27">).</text:span>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8T07:18:11.601000000</dc:date>
    <meta:editing-duration>PT8H55M18S</meta:editing-duration>
    <meta:editing-cycles>6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4" meta:word-count="451" meta:character-count="2507" meta:non-whitespace-character-count="2132"/>
  </office:meta>
</office:document-meta>
</file>